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lope 1 and Slope 2 Side by Side</text:p>
          </table:table-cell>
          <table:covered-table-cell table:number-columns-repeated="2" table:style-name="ce2"/>
          <table:covered-table-cell table:number-columns-repeated="4"/>
        </table:table-row>
        <table:table-row table:style-name="ro1">
          <table:table-cell office:value-type="string" calcext:value-type="string" table:number-columns-spanned="7" table:number-rows-spanned="1">
            <text:p>For each function/algorithm pair, the value of slope 1 and slope 2 is shown below.</text:p>
          </table:table-cell>
          <table:covered-table-cell table:number-columns-repeated="2" table:style-name="ce2"/>
          <table:covered-table-cell table:number-columns-repeated="4"/>
        </table:table-row>
        <table:table-row table:style-name="ro1">
          <table:table-cell office:value-type="string" calcext:value-type="string" table:number-columns-spanned="7" table:number-rows-spanned="1">
            <text:p>(The value shown is the average over 30 samples)</text:p>
          </table:table-cell>
          <table:covered-table-cell table:number-columns-repeated="2" table:style-name="ce2"/>
          <table:covered-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LOPE 1</text:p>
          </table:table-cell>
          <table:table-cell table:style-name="ce2" office:value-type="string" calcext:value-type="string">
            <text:p>SLOP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kle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6.389884" calcext:value-type="float">
            <text:p>-6.38988</text:p>
          </table:table-cell>
          <table:table-cell office:value-type="float" office:value="-0.005422275" calcext:value-type="float">
            <text:p>-0.00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7.492353" calcext:value-type="float">
            <text:p>-7.49235</text:p>
          </table:table-cell>
          <table:table-cell office:value-type="float" office:value="-0.00976026" calcext:value-type="float">
            <text:p>-0.00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6.228606" calcext:value-type="float">
            <text:p>-6.22861</text:p>
          </table:table-cell>
          <table:table-cell office:value-type="float" office:value="-0.005544367" calcext:value-type="float">
            <text:p>-0.00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6.387721" calcext:value-type="float">
            <text:p>-6.38772</text:p>
          </table:table-cell>
          <table:table-cell office:value-type="float" office:value="-0.00615946" calcext:value-type="float">
            <text:p>-0.00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4.957789" calcext:value-type="float">
            <text:p>-4.95779</text:p>
          </table:table-cell>
          <table:table-cell office:value-type="float" office:value="-0.02128423" calcext:value-type="float">
            <text:p>-0.0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4.895884" calcext:value-type="float">
            <text:p>-4.89588</text:p>
          </table:table-cell>
          <table:table-cell office:value-type="float" office:value="-0.02089261" calcext:value-type="float">
            <text:p>-0.02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8.034859" calcext:value-type="float">
            <text:p>-8.03486</text:p>
          </table:table-cell>
          <table:table-cell office:value-type="float" office:value="-0.004249955" calcext:value-type="float">
            <text:p>-0.00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5.848907" calcext:value-type="float">
            <text:p>-5.84891</text:p>
          </table:table-cell>
          <table:table-cell office:value-type="float" office:value="-0.0118863" calcext:value-type="float">
            <text:p>-0.01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6.032698" calcext:value-type="float">
            <text:p>-6.03270</text:p>
          </table:table-cell>
          <table:table-cell office:value-type="float" office:value="-0.01274114" calcext:value-type="float">
            <text:p>-0.0127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p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1.417506" calcext:value-type="float">
            <text:p>-1.41751</text:p>
          </table:table-cell>
          <table:table-cell office:value-type="float" office:value="-0.003245104" calcext:value-type="float">
            <text:p>-0.00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8437199" calcext:value-type="float">
            <text:p>-0.84372</text:p>
          </table:table-cell>
          <table:table-cell office:value-type="float" office:value="-0.004595399" calcext:value-type="float">
            <text:p>-0.00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.82658" calcext:value-type="float">
            <text:p>-1.82658</text:p>
          </table:table-cell>
          <table:table-cell office:value-type="float" office:value="-0.001622976" calcext:value-type="float">
            <text:p>-0.00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.900236" calcext:value-type="float">
            <text:p>-1.90024</text:p>
          </table:table-cell>
          <table:table-cell office:value-type="float" office:value="-0.002202354" calcext:value-type="float">
            <text:p>-0.00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9328172" calcext:value-type="float">
            <text:p>-0.93282</text:p>
          </table:table-cell>
          <table:table-cell office:value-type="float" office:value="-0.009694055" calcext:value-type="float">
            <text:p>-0.00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89356" calcext:value-type="float">
            <text:p>-0.89356</text:p>
          </table:table-cell>
          <table:table-cell office:value-type="float" office:value="-0.007794734" calcext:value-type="float">
            <text:p>-0.00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3.996226" calcext:value-type="float">
            <text:p>-3.99623</text:p>
          </table:table-cell>
          <table:table-cell office:value-type="float" office:value="-0.001312986" calcext:value-type="float">
            <text:p>-0.00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9288154" calcext:value-type="float">
            <text:p>-0.92882</text:p>
          </table:table-cell>
          <table:table-cell office:value-type="float" office:value="-0.009284956" calcext:value-type="float">
            <text:p>-0.0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9677569" calcext:value-type="float">
            <text:p>-0.96776</text:p>
          </table:table-cell>
          <table:table-cell office:value-type="float" office:value="-0.008740467" calcext:value-type="float">
            <text:p>-0.0087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ghol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40.12856" calcext:value-type="float">
            <text:p>-40.12856</text:p>
          </table:table-cell>
          <table:table-cell office:value-type="float" office:value="-1.104773" calcext:value-type="float">
            <text:p>-1.10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6.233776" calcext:value-type="float">
            <text:p>-6.23378</text:p>
          </table:table-cell>
          <table:table-cell office:value-type="float" office:value="-2.049372" calcext:value-type="float">
            <text:p>-2.04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42.59518" calcext:value-type="float">
            <text:p>-42.59518</text:p>
          </table:table-cell>
          <table:table-cell office:value-type="float" office:value="-0.495911" calcext:value-type="float">
            <text:p>-0.49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39.5154" calcext:value-type="float">
            <text:p>-39.51540</text:p>
          </table:table-cell>
          <table:table-cell office:value-type="float" office:value="-0.6694571" calcext:value-type="float">
            <text:p>-0.66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2.87576" calcext:value-type="float">
            <text:p>-12.87576</text:p>
          </table:table-cell>
          <table:table-cell office:value-type="float" office:value="-0.01616734" calcext:value-type="float">
            <text:p>-0.01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6.314129" calcext:value-type="float">
            <text:p>-6.31413</text:p>
          </table:table-cell>
          <table:table-cell office:value-type="float" office:value="-0.02920787" calcext:value-type="float">
            <text:p>-0.0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154.0105" calcext:value-type="float">
            <text:p>-154.01050</text:p>
          </table:table-cell>
          <table:table-cell office:value-type="float" office:value="-0.2642996" calcext:value-type="float">
            <text:p>-0.26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0.85672" calcext:value-type="float">
            <text:p>-10.85672</text:p>
          </table:table-cell>
          <table:table-cell office:value-type="float" office:value="-1.051459" calcext:value-type="float">
            <text:p>-1.05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2.35237" calcext:value-type="float">
            <text:p>-12.35237</text:p>
          </table:table-cell>
          <table:table-cell office:value-type="float" office:value="-1.002081" calcext:value-type="float">
            <text:p>-1.0020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lip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21.77388" calcext:value-type="float">
            <text:p>-21.77388</text:p>
          </table:table-cell>
          <table:table-cell office:value-type="float" office:value="-0.01872105" calcext:value-type="float">
            <text:p>-0.0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25.20717" calcext:value-type="float">
            <text:p>-25.20717</text:p>
          </table:table-cell>
          <table:table-cell office:value-type="float" office:value="-0.03014373" calcext:value-type="float">
            <text:p>-0.03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5.99245" calcext:value-type="float">
            <text:p>-15.99245</text:p>
          </table:table-cell>
          <table:table-cell office:value-type="float" office:value="-0.01794179" calcext:value-type="float">
            <text:p>-0.01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4.64784" calcext:value-type="float">
            <text:p>-14.64784</text:p>
          </table:table-cell>
          <table:table-cell office:value-type="float" office:value="-0.02163575" calcext:value-type="float">
            <text:p>-0.02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7.17249" calcext:value-type="float">
            <text:p>-17.17249</text:p>
          </table:table-cell>
          <table:table-cell office:value-type="float" office:value="-0.0528284" calcext:value-type="float">
            <text:p>-0.05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16.53341" calcext:value-type="float">
            <text:p>-16.53341</text:p>
          </table:table-cell>
          <table:table-cell office:value-type="float" office:value="-0.05850111" calcext:value-type="float">
            <text:p>-0.05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41.93075" calcext:value-type="float">
            <text:p>-41.93075</text:p>
          </table:table-cell>
          <table:table-cell office:value-type="float" office:value="-0.04292577" calcext:value-type="float">
            <text:p>-0.0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9.08107" calcext:value-type="float">
            <text:p>-19.08107</text:p>
          </table:table-cell>
          <table:table-cell office:value-type="float" office:value="-0.03844209" calcext:value-type="float">
            <text:p>-0.03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9.04688" calcext:value-type="float">
            <text:p>-19.04688</text:p>
          </table:table-cell>
          <table:table-cell office:value-type="float" office:value="-0.0445401" calcext:value-type="float">
            <text:p>-0.0445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3276235" calcext:value-type="float">
            <text:p>-0.32762</text:p>
          </table:table-cell>
          <table:table-cell office:value-type="float" office:value="-0.000007221727" calcext:value-type="float">
            <text:p>-0.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2144929" calcext:value-type="float">
            <text:p>-0.21449</text:p>
          </table:table-cell>
          <table:table-cell office:value-type="float" office:value="-0.0001072654" calcext:value-type="float">
            <text:p>-0.0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2136966" calcext:value-type="float">
            <text:p>-0.21370</text:p>
          </table:table-cell>
          <table:table-cell office:value-type="float" office:value="-0.00002464695" calcext:value-type="float">
            <text:p>-0.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189161" calcext:value-type="float">
            <text:p>-0.18916</text:p>
          </table:table-cell>
          <table:table-cell office:value-type="float" office:value="-0.0000896593" calcext:value-type="float">
            <text:p>-0.0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2607266" calcext:value-type="float">
            <text:p>-0.26073</text:p>
          </table:table-cell>
          <table:table-cell office:value-type="float" office:value="-0.00003471174" calcext:value-type="float">
            <text:p>-0.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2566508" calcext:value-type="float">
            <text:p>-0.25665</text:p>
          </table:table-cell>
          <table:table-cell office:value-type="float" office:value="-0.0001010394" calcext:value-type="float">
            <text:p>-0.0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0.3099144" calcext:value-type="float">
            <text:p>-0.30991</text:p>
          </table:table-cell>
          <table:table-cell office:value-type="float" office:value="-0.00002250431" calcext:value-type="float">
            <text:p>-0.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2535109" calcext:value-type="float">
            <text:p>-0.25351</text:p>
          </table:table-cell>
          <table:table-cell office:value-type="float" office:value="-0.00003194439" calcext:value-type="float">
            <text:p>-0.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2453759" calcext:value-type="float">
            <text:p>-0.24538</text:p>
          </table:table-cell>
          <table:table-cell office:value-type="float" office:value="-0.0001068578" calcext:value-type="float">
            <text:p>-0.000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134.2896" calcext:value-type="float">
            <text:p>-134.28960</text:p>
          </table:table-cell>
          <table:table-cell office:value-type="float" office:value="-0.1145477" calcext:value-type="float">
            <text:p>-0.11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141.7103" calcext:value-type="float">
            <text:p>-141.71030</text:p>
          </table:table-cell>
          <table:table-cell office:value-type="float" office:value="-0.1448209" calcext:value-type="float">
            <text:p>-0.14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18.7034" calcext:value-type="float">
            <text:p>-118.70340</text:p>
          </table:table-cell>
          <table:table-cell office:value-type="float" office:value="-0.1035351" calcext:value-type="float">
            <text:p>-0.1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16.318" calcext:value-type="float">
            <text:p>-116.31800</text:p>
          </table:table-cell>
          <table:table-cell office:value-type="float" office:value="-0.09176247" calcext:value-type="float">
            <text:p>-0.09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94.49554" calcext:value-type="float">
            <text:p>-94.49554</text:p>
          </table:table-cell>
          <table:table-cell office:value-type="float" office:value="-0.2681664" calcext:value-type="float">
            <text:p>-0.26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95.4323" calcext:value-type="float">
            <text:p>-95.43230</text:p>
          </table:table-cell>
          <table:table-cell office:value-type="float" office:value="-0.2695811" calcext:value-type="float">
            <text:p>-0.26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158.275" calcext:value-type="float">
            <text:p>-158.27500</text:p>
          </table:table-cell>
          <table:table-cell office:value-type="float" office:value="-0.1071255" calcext:value-type="float">
            <text:p>-0.1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07.8971" calcext:value-type="float">
            <text:p>-107.89710</text:p>
          </table:table-cell>
          <table:table-cell office:value-type="float" office:value="-0.1880889" calcext:value-type="float">
            <text:p>-0.18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14.4144" calcext:value-type="float">
            <text:p>-114.41440</text:p>
          </table:table-cell>
          <table:table-cell office:value-type="float" office:value="-0.1897619" calcext:value-type="float">
            <text:p>-0.1897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1.409165" calcext:value-type="float">
            <text:p>-1.40917</text:p>
          </table:table-cell>
          <table:table-cell office:value-type="float" office:value="-0.002234698" calcext:value-type="float">
            <text:p>-0.00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1.693585" calcext:value-type="float">
            <text:p>-1.69359</text:p>
          </table:table-cell>
          <table:table-cell office:value-type="float" office:value="-0.003635301" calcext:value-type="float">
            <text:p>-0.00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.152169" calcext:value-type="float">
            <text:p>-1.15217</text:p>
          </table:table-cell>
          <table:table-cell office:value-type="float" office:value="-0.002182729" calcext:value-type="float">
            <text:p>-0.00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8688355" calcext:value-type="float">
            <text:p>-0.86884</text:p>
          </table:table-cell>
          <table:table-cell office:value-type="float" office:value="-0.003323586" calcext:value-type="float">
            <text:p>-0.00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.178764" calcext:value-type="float">
            <text:p>-1.17876</text:p>
          </table:table-cell>
          <table:table-cell office:value-type="float" office:value="-0.01895279" calcext:value-type="float">
            <text:p>-0.01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1.295713" calcext:value-type="float">
            <text:p>-1.29571</text:p>
          </table:table-cell>
          <table:table-cell office:value-type="float" office:value="-0.02065523" calcext:value-type="float">
            <text:p>-0.02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1.836795" calcext:value-type="float">
            <text:p>-1.83680</text:p>
          </table:table-cell>
          <table:table-cell office:value-type="float" office:value="-0.001587333" calcext:value-type="float">
            <text:p>-0.00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.085211" calcext:value-type="float">
            <text:p>-1.08521</text:p>
          </table:table-cell>
          <table:table-cell office:value-type="float" office:value="-0.008837994" calcext:value-type="float">
            <text:p>-0.00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.086533" calcext:value-type="float">
            <text:p>-1.08653</text:p>
          </table:table-cell>
          <table:table-cell office:value-type="float" office:value="-0.009953451" calcext:value-type="float">
            <text:p>-0.0099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lewic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1991055" calcext:value-type="float">
            <text:p>-0.19911</text:p>
          </table:table-cell>
          <table:table-cell office:value-type="float" office:value="-0.001329092" calcext:value-type="float">
            <text:p>-0.00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0691226" calcext:value-type="float">
            <text:p>-0.06912</text:p>
          </table:table-cell>
          <table:table-cell office:value-type="float" office:value="-0.004588862" calcext:value-type="float">
            <text:p>-0.00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1973669" calcext:value-type="float">
            <text:p>-0.19737</text:p>
          </table:table-cell>
          <table:table-cell office:value-type="float" office:value="-0.0006446467" calcext:value-type="float">
            <text:p>-0.0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1403496" calcext:value-type="float">
            <text:p>-0.14035</text:p>
          </table:table-cell>
          <table:table-cell office:value-type="float" office:value="-0.0008530266" calcext:value-type="float">
            <text:p>-0.0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0417785" calcext:value-type="float">
            <text:p>-0.04178</text:p>
          </table:table-cell>
          <table:table-cell office:value-type="float" office:value="-0.001554881" calcext:value-type="float">
            <text:p>-0.00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04081495" calcext:value-type="float">
            <text:p>-0.04081</text:p>
          </table:table-cell>
          <table:table-cell office:value-type="float" office:value="-0.001710164" calcext:value-type="float">
            <text:p>-0.00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0.6310716" calcext:value-type="float">
            <text:p>-0.63107</text:p>
          </table:table-cell>
          <table:table-cell office:value-type="float" office:value="-0.0002032508" calcext:value-type="float">
            <text:p>-0.00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06759607" calcext:value-type="float">
            <text:p>-0.06760</text:p>
          </table:table-cell>
          <table:table-cell office:value-type="float" office:value="-0.003066649" calcext:value-type="float">
            <text:p>-0.00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06387128" calcext:value-type="float">
            <text:p>-0.06387</text:p>
          </table:table-cell>
          <table:table-cell office:value-type="float" office:value="-0.002583091" calcext:value-type="float">
            <text:p>-0.0025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d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8.519687" calcext:value-type="float">
            <text:p>-8.51969</text:p>
          </table:table-cell>
          <table:table-cell office:value-type="float" office:value="-0.2272494" calcext:value-type="float">
            <text:p>-0.22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3.654759" calcext:value-type="float">
            <text:p>-3.65476</text:p>
          </table:table-cell>
          <table:table-cell office:value-type="float" office:value="-0.5668789" calcext:value-type="float">
            <text:p>-0.5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1.82193" calcext:value-type="float">
            <text:p>-11.82193</text:p>
          </table:table-cell>
          <table:table-cell office:value-type="float" office:value="-0.1240992" calcext:value-type="float">
            <text:p>-0.12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4.17077" calcext:value-type="float">
            <text:p>-14.17077</text:p>
          </table:table-cell>
          <table:table-cell office:value-type="float" office:value="-0.1305415" calcext:value-type="float">
            <text:p>-0.1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3.779523" calcext:value-type="float">
            <text:p>-3.77952</text:p>
          </table:table-cell>
          <table:table-cell office:value-type="float" office:value="-0.5713006" calcext:value-type="float">
            <text:p>-0.57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3.253317" calcext:value-type="float">
            <text:p>-3.25332</text:p>
          </table:table-cell>
          <table:table-cell office:value-type="float" office:value="-0.5229551" calcext:value-type="float">
            <text:p>-0.5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37.57147" calcext:value-type="float">
            <text:p>-37.57147</text:p>
          </table:table-cell>
          <table:table-cell office:value-type="float" office:value="-0.02505997" calcext:value-type="float">
            <text:p>-0.02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8.080969" calcext:value-type="float">
            <text:p>-8.08097</text:p>
          </table:table-cell>
          <table:table-cell office:value-type="float" office:value="-0.2380733" calcext:value-type="float">
            <text:p>-0.23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7.667883" calcext:value-type="float">
            <text:p>-7.66788</text:p>
          </table:table-cell>
          <table:table-cell office:value-type="float" office:value="-0.2289017" calcext:value-type="float">
            <text:p>-0.2289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r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1788346" calcext:value-type="float">
            <text:p>-0.17883</text:p>
          </table:table-cell>
          <table:table-cell office:value-type="float" office:value="-0.0003776012" calcext:value-type="float">
            <text:p>-0.00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2193362" calcext:value-type="float">
            <text:p>-0.21934</text:p>
          </table:table-cell>
          <table:table-cell office:value-type="float" office:value="-0.0004784013" calcext:value-type="float">
            <text:p>-0.00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1794321" calcext:value-type="float">
            <text:p>-0.17943</text:p>
          </table:table-cell>
          <table:table-cell office:value-type="float" office:value="-0.0002767896" calcext:value-type="float">
            <text:p>-0.00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1719304" calcext:value-type="float">
            <text:p>-0.17193</text:p>
          </table:table-cell>
          <table:table-cell office:value-type="float" office:value="-0.0003363964" calcext:value-type="float">
            <text:p>-0.00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1591417" calcext:value-type="float">
            <text:p>-0.15914</text:p>
          </table:table-cell>
          <table:table-cell office:value-type="float" office:value="-0.0008561271" calcext:value-type="float">
            <text:p>-0.00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1465639" calcext:value-type="float">
            <text:p>-0.14656</text:p>
          </table:table-cell>
          <table:table-cell office:value-type="float" office:value="-0.001034136" calcext:value-type="float">
            <text:p>-0.0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0.2920421" calcext:value-type="float">
            <text:p>-0.29204</text:p>
          </table:table-cell>
          <table:table-cell office:value-type="float" office:value="-0.0003139438" calcext:value-type="float">
            <text:p>-0.00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1908218" calcext:value-type="float">
            <text:p>-0.19082</text:p>
          </table:table-cell>
          <table:table-cell office:value-type="float" office:value="-0.0005688801" calcext:value-type="float">
            <text:p>-0.00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1626793" calcext:value-type="float">
            <text:p>-0.16268</text:p>
          </table:table-cell>
          <table:table-cell office:value-type="float" office:value="-0.000709337" calcext:value-type="float">
            <text:p>-0.0007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529051" calcext:value-type="float">
            <text:p>-0.52905</text:p>
          </table:table-cell>
          <table:table-cell office:value-type="float" office:value="-0.002506283" calcext:value-type="float">
            <text:p>-0.00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2277611" calcext:value-type="float">
            <text:p>-0.22776</text:p>
          </table:table-cell>
          <table:table-cell office:value-type="float" office:value="-0.01976732" calcext:value-type="float">
            <text:p>-0.01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6473196" calcext:value-type="float">
            <text:p>-0.64732</text:p>
          </table:table-cell>
          <table:table-cell office:value-type="float" office:value="-0.001334951" calcext:value-type="float">
            <text:p>-0.00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6773442" calcext:value-type="float">
            <text:p>-0.67734</text:p>
          </table:table-cell>
          <table:table-cell office:value-type="float" office:value="-0.001669233" calcext:value-type="float">
            <text:p>-0.00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2838518" calcext:value-type="float">
            <text:p>-0.28385</text:p>
          </table:table-cell>
          <table:table-cell office:value-type="float" office:value="-0.004858156" calcext:value-type="float">
            <text:p>-0.00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3441987" calcext:value-type="float">
            <text:p>-0.34420</text:p>
          </table:table-cell>
          <table:table-cell office:value-type="float" office:value="-0.004107502" calcext:value-type="float">
            <text:p>-0.00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2.128052" calcext:value-type="float">
            <text:p>-2.12805</text:p>
          </table:table-cell>
          <table:table-cell office:value-type="float" office:value="-0.0005920253" calcext:value-type="float">
            <text:p>-0.00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2846148" calcext:value-type="float">
            <text:p>-0.28461</text:p>
          </table:table-cell>
          <table:table-cell office:value-type="float" office:value="-0.007194853" calcext:value-type="float">
            <text:p>-0.00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3484413" calcext:value-type="float">
            <text:p>-0.34844</text:p>
          </table:table-cell>
          <table:table-cell office:value-type="float" office:value="-0.008560874" calcext:value-type="float">
            <text:p>-0.008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3277082" calcext:value-type="float">
            <text:p>-0.32771</text:p>
          </table:table-cell>
          <table:table-cell office:value-type="float" office:value="0.001980459" calcext:value-type="float">
            <text:p>0.00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3077125" calcext:value-type="float">
            <text:p>-0.30771</text:p>
          </table:table-cell>
          <table:table-cell office:value-type="float" office:value="0.001493417" calcext:value-type="float">
            <text:p>0.00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3464759" calcext:value-type="float">
            <text:p>-0.34648</text:p>
          </table:table-cell>
          <table:table-cell office:value-type="float" office:value="0.004867288" calcext:value-type="float">
            <text:p>0.00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2490892" calcext:value-type="float">
            <text:p>-0.24909</text:p>
          </table:table-cell>
          <table:table-cell office:value-type="float" office:value="0.004100865" calcext:value-type="float">
            <text:p>0.00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2367335" calcext:value-type="float">
            <text:p>-0.23673</text:p>
          </table:table-cell>
          <table:table-cell office:value-type="float" office:value="-0.002035523" calcext:value-type="float">
            <text:p>-0.00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2094465" calcext:value-type="float">
            <text:p>-0.20945</text:p>
          </table:table-cell>
          <table:table-cell office:value-type="float" office:value="-0.002287951" calcext:value-type="float">
            <text:p>-0.00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0.5614572" calcext:value-type="float">
            <text:p>-0.56146</text:p>
          </table:table-cell>
          <table:table-cell office:value-type="float" office:value="-0.0004519103" calcext:value-type="float">
            <text:p>-0.00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3177637" calcext:value-type="float">
            <text:p>-0.31776</text:p>
          </table:table-cell>
          <table:table-cell office:value-type="float" office:value="-0.0006195948" calcext:value-type="float">
            <text:p>-0.00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27392" calcext:value-type="float">
            <text:p>-0.27392</text:p>
          </table:table-cell>
          <table:table-cell office:value-type="float" office:value="-0.000742317" calcext:value-type="float">
            <text:p>-0.0007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10.69106" calcext:value-type="float">
            <text:p>-10.69106</text:p>
          </table:table-cell>
          <table:table-cell office:value-type="float" office:value="-0.08154223" calcext:value-type="float">
            <text:p>-0.08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13.78878" calcext:value-type="float">
            <text:p>-13.78878</text:p>
          </table:table-cell>
          <table:table-cell office:value-type="float" office:value="-0.1131222" calcext:value-type="float">
            <text:p>-0.11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3.66249" calcext:value-type="float">
            <text:p>-13.66249</text:p>
          </table:table-cell>
          <table:table-cell office:value-type="float" office:value="-0.05294526" calcext:value-type="float">
            <text:p>-0.05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5.05031" calcext:value-type="float">
            <text:p>-15.05031</text:p>
          </table:table-cell>
          <table:table-cell office:value-type="float" office:value="-0.05530333" calcext:value-type="float">
            <text:p>-0.055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1.01129" calcext:value-type="float">
            <text:p>-11.01129</text:p>
          </table:table-cell>
          <table:table-cell office:value-type="float" office:value="-0.146086" calcext:value-type="float">
            <text:p>-0.14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11.98526" calcext:value-type="float">
            <text:p>-11.98526</text:p>
          </table:table-cell>
          <table:table-cell office:value-type="float" office:value="-0.1449785" calcext:value-type="float">
            <text:p>-0.14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28.91695" calcext:value-type="float">
            <text:p>-28.91695</text:p>
          </table:table-cell>
          <table:table-cell office:value-type="float" office:value="-0.01504773" calcext:value-type="float">
            <text:p>-0.01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4.1079" calcext:value-type="float">
            <text:p>-14.10790</text:p>
          </table:table-cell>
          <table:table-cell office:value-type="float" office:value="-0.09062135" calcext:value-type="float">
            <text:p>-0.09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4.46834" calcext:value-type="float">
            <text:p>-14.46834</text:p>
          </table:table-cell>
          <table:table-cell office:value-type="float" office:value="-0.09411463" calcext:value-type="float">
            <text:p>-0.094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wefel1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7.068731" calcext:value-type="float">
            <text:p>-7.06873</text:p>
          </table:table-cell>
          <table:table-cell office:value-type="float" office:value="-0.2426135" calcext:value-type="float">
            <text:p>-0.24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3.813532" calcext:value-type="float">
            <text:p>-3.81353</text:p>
          </table:table-cell>
          <table:table-cell office:value-type="float" office:value="-0.5490199" calcext:value-type="float">
            <text:p>-0.54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1.02192" calcext:value-type="float">
            <text:p>-11.02192</text:p>
          </table:table-cell>
          <table:table-cell office:value-type="float" office:value="-0.1191485" calcext:value-type="float">
            <text:p>-0.11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14.90151" calcext:value-type="float">
            <text:p>-14.90151</text:p>
          </table:table-cell>
          <table:table-cell office:value-type="float" office:value="-0.1281611" calcext:value-type="float">
            <text:p>-0.12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3.677274" calcext:value-type="float">
            <text:p>-3.67727</text:p>
          </table:table-cell>
          <table:table-cell office:value-type="float" office:value="-0.6332807" calcext:value-type="float">
            <text:p>-0.6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3.409726" calcext:value-type="float">
            <text:p>-3.40973</text:p>
          </table:table-cell>
          <table:table-cell office:value-type="float" office:value="-0.5718182" calcext:value-type="float">
            <text:p>-0.57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38.96408" calcext:value-type="float">
            <text:p>-38.96408</text:p>
          </table:table-cell>
          <table:table-cell office:value-type="float" office:value="-0.02657461" calcext:value-type="float">
            <text:p>-0.02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6.452255" calcext:value-type="float">
            <text:p>-6.45226</text:p>
          </table:table-cell>
          <table:table-cell office:value-type="float" office:value="-0.2326244" calcext:value-type="float">
            <text:p>-0.23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6.84053" calcext:value-type="float">
            <text:p>-6.84053</text:p>
          </table:table-cell>
          <table:table-cell office:value-type="float" office:value="-0.222477" calcext:value-type="float">
            <text:p>-0.2224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3.469402" calcext:value-type="float">
            <text:p>-3.46940</text:p>
          </table:table-cell>
          <table:table-cell office:value-type="float" office:value="-0.001414245" calcext:value-type="float">
            <text:p>-0.00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3.351014" calcext:value-type="float">
            <text:p>-3.35101</text:p>
          </table:table-cell>
          <table:table-cell office:value-type="float" office:value="-0.001977465" calcext:value-type="float">
            <text:p>-0.00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2.615283" calcext:value-type="float">
            <text:p>-2.61528</text:p>
          </table:table-cell>
          <table:table-cell office:value-type="float" office:value="-0.001554" calcext:value-type="float">
            <text:p>-0.00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2.49011" calcext:value-type="float">
            <text:p>-2.49011</text:p>
          </table:table-cell>
          <table:table-cell office:value-type="float" office:value="-0.001839786" calcext:value-type="float">
            <text:p>-0.00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.891417" calcext:value-type="float">
            <text:p>-1.89142</text:p>
          </table:table-cell>
          <table:table-cell office:value-type="float" office:value="-0.004072582" calcext:value-type="float">
            <text:p>-0.00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1.795725" calcext:value-type="float">
            <text:p>-1.79573</text:p>
          </table:table-cell>
          <table:table-cell office:value-type="float" office:value="-0.004196419" calcext:value-type="float">
            <text:p>-0.00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3.176438" calcext:value-type="float">
            <text:p>-3.17644</text:p>
          </table:table-cell>
          <table:table-cell office:value-type="float" office:value="-0.001790505" calcext:value-type="float">
            <text:p>-0.0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2.221085" calcext:value-type="float">
            <text:p>-2.22109</text:p>
          </table:table-cell>
          <table:table-cell office:value-type="float" office:value="-0.002916241" calcext:value-type="float">
            <text:p>-0.0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2.312276" calcext:value-type="float">
            <text:p>-2.31228</text:p>
          </table:table-cell>
          <table:table-cell office:value-type="float" office:value="-0.003440295" calcext:value-type="float">
            <text:p>-0.0034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71.93259" calcext:value-type="float">
            <text:p>-71.93259</text:p>
          </table:table-cell>
          <table:table-cell office:value-type="float" office:value="-0.1778302" calcext:value-type="float">
            <text:p>-0.17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32.74562" calcext:value-type="float">
            <text:p>-32.74562</text:p>
          </table:table-cell>
          <table:table-cell office:value-type="float" office:value="-0.4683762" calcext:value-type="float">
            <text:p>-0.46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84.52622" calcext:value-type="float">
            <text:p>-84.52622</text:p>
          </table:table-cell>
          <table:table-cell office:value-type="float" office:value="-0.1498432" calcext:value-type="float">
            <text:p>-0.14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95.73381" calcext:value-type="float">
            <text:p>-95.73381</text:p>
          </table:table-cell>
          <table:table-cell office:value-type="float" office:value="-0.1262494" calcext:value-type="float">
            <text:p>-0.12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2.19062" calcext:value-type="float">
            <text:p>-12.19062</text:p>
          </table:table-cell>
          <table:table-cell office:value-type="float" office:value="-0.1477053" calcext:value-type="float">
            <text:p>-0.14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9.849189" calcext:value-type="float">
            <text:p>-9.84919</text:p>
          </table:table-cell>
          <table:table-cell office:value-type="float" office:value="-0.1167902" calcext:value-type="float">
            <text:p>-0.11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166.757" calcext:value-type="float">
            <text:p>-166.75700</text:p>
          </table:table-cell>
          <table:table-cell office:value-type="float" office:value="-0.05326379" calcext:value-type="float">
            <text:p>-0.05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31.08517" calcext:value-type="float">
            <text:p>-31.08517</text:p>
          </table:table-cell>
          <table:table-cell office:value-type="float" office:value="-0.8720986" calcext:value-type="float">
            <text:p>-0.87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31.03175" calcext:value-type="float">
            <text:p>-31.03175</text:p>
          </table:table-cell>
          <table:table-cell office:value-type="float" office:value="-1.01763" calcext:value-type="float">
            <text:p>-1.017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6173766" calcext:value-type="float">
            <text:p>-0.61738</text:p>
          </table:table-cell>
          <table:table-cell office:value-type="float" office:value="-0.00007882369" calcext:value-type="float">
            <text:p>-0.00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6359349" calcext:value-type="float">
            <text:p>-0.63593</text:p>
          </table:table-cell>
          <table:table-cell office:value-type="float" office:value="-0.00009127605" calcext:value-type="float">
            <text:p>-0.0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3622643" calcext:value-type="float">
            <text:p>-0.36226</text:p>
          </table:table-cell>
          <table:table-cell office:value-type="float" office:value="-0.0003034402" calcext:value-type="float">
            <text:p>-0.000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4892306" calcext:value-type="float">
            <text:p>-0.48923</text:p>
          </table:table-cell>
          <table:table-cell office:value-type="float" office:value="-0.0003907496" calcext:value-type="float">
            <text:p>-0.00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6011944" calcext:value-type="float">
            <text:p>-0.60119</text:p>
          </table:table-cell>
          <table:table-cell office:value-type="float" office:value="-0.00007901166" calcext:value-type="float">
            <text:p>-0.00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4504998" calcext:value-type="float">
            <text:p>-0.45050</text:p>
          </table:table-cell>
          <table:table-cell office:value-type="float" office:value="-0.0002128891" calcext:value-type="float">
            <text:p>-0.00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0.8069474" calcext:value-type="float">
            <text:p>-0.80695</text:p>
          </table:table-cell>
          <table:table-cell office:value-type="float" office:value="-0.00007213014" calcext:value-type="float">
            <text:p>-0.00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3713969" calcext:value-type="float">
            <text:p>-0.37140</text:p>
          </table:table-cell>
          <table:table-cell office:value-type="float" office:value="-0.0004748951" calcext:value-type="float">
            <text:p>-0.00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3241393" calcext:value-type="float">
            <text:p>-0.32414</text:p>
          </table:table-cell>
          <table:table-cell office:value-type="float" office:value="-0.0004689455" calcext:value-type="float">
            <text:p>-0.0004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her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20.09865" calcext:value-type="float">
            <text:p>-20.09865</text:p>
          </table:table-cell>
          <table:table-cell office:value-type="float" office:value="-0.01640344" calcext:value-type="float">
            <text:p>-0.01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21.94623" calcext:value-type="float">
            <text:p>-21.94623</text:p>
          </table:table-cell>
          <table:table-cell office:value-type="float" office:value="-0.02474809" calcext:value-type="float">
            <text:p>-0.0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19.83587" calcext:value-type="float">
            <text:p>-19.83587</text:p>
          </table:table-cell>
          <table:table-cell office:value-type="float" office:value="-0.01631418" calcext:value-type="float">
            <text:p>-0.01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20.32886" calcext:value-type="float">
            <text:p>-20.32886</text:p>
          </table:table-cell>
          <table:table-cell office:value-type="float" office:value="-0.01626138" calcext:value-type="float">
            <text:p>-0.01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15.71725" calcext:value-type="float">
            <text:p>-15.71725</text:p>
          </table:table-cell>
          <table:table-cell office:value-type="float" office:value="-0.04712147" calcext:value-type="float">
            <text:p>-0.04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15.64463" calcext:value-type="float">
            <text:p>-15.64463</text:p>
          </table:table-cell>
          <table:table-cell office:value-type="float" office:value="-0.04448218" calcext:value-type="float">
            <text:p>-0.04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24.87882" calcext:value-type="float">
            <text:p>-24.87882</text:p>
          </table:table-cell>
          <table:table-cell office:value-type="float" office:value="-0.0183612" calcext:value-type="float">
            <text:p>-0.01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19.49416" calcext:value-type="float">
            <text:p>-19.49416</text:p>
          </table:table-cell>
          <table:table-cell office:value-type="float" office:value="-0.03331498" calcext:value-type="float">
            <text:p>-0.03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19.45193" calcext:value-type="float">
            <text:p>-19.45193</text:p>
          </table:table-cell>
          <table:table-cell office:value-type="float" office:value="-0.03437123" calcext:value-type="float">
            <text:p>-0.034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5.47826" calcext:value-type="float">
            <text:p>-5.47826</text:p>
          </table:table-cell>
          <table:table-cell office:value-type="float" office:value="-0.004333129" calcext:value-type="float">
            <text:p>-0.00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5.728488" calcext:value-type="float">
            <text:p>-5.72849</text:p>
          </table:table-cell>
          <table:table-cell office:value-type="float" office:value="-0.005218302" calcext:value-type="float">
            <text:p>-0.00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5.07164" calcext:value-type="float">
            <text:p>-5.07164</text:p>
          </table:table-cell>
          <table:table-cell office:value-type="float" office:value="-0.003571068" calcext:value-type="float">
            <text:p>-0.00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5.454395" calcext:value-type="float">
            <text:p>-5.45440</text:p>
          </table:table-cell>
          <table:table-cell office:value-type="float" office:value="-0.004262558" calcext:value-type="float">
            <text:p>-0.00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4.059517" calcext:value-type="float">
            <text:p>-4.05952</text:p>
          </table:table-cell>
          <table:table-cell office:value-type="float" office:value="-0.01235327" calcext:value-type="float">
            <text:p>-0.01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4.138755" calcext:value-type="float">
            <text:p>-4.13876</text:p>
          </table:table-cell>
          <table:table-cell office:value-type="float" office:value="-0.0121585" calcext:value-type="float">
            <text:p>-0.01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6.140993" calcext:value-type="float">
            <text:p>-6.14099</text:p>
          </table:table-cell>
          <table:table-cell office:value-type="float" office:value="-0.00277643" calcext:value-type="float">
            <text:p>-0.00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4.663741" calcext:value-type="float">
            <text:p>-4.66374</text:p>
          </table:table-cell>
          <table:table-cell office:value-type="float" office:value="-0.007017232" calcext:value-type="float">
            <text:p>-0.00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4.84221" calcext:value-type="float">
            <text:p>-4.84221</text:p>
          </table:table-cell>
          <table:table-cell office:value-type="float" office:value="-0.007161794" calcext:value-type="float">
            <text:p>-0.0071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khar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-0.1812413" calcext:value-type="float">
            <text:p>-0.18124</text:p>
          </table:table-cell>
          <table:table-cell office:value-type="float" office:value="-0.03370356" calcext:value-type="float">
            <text:p>-0.03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a:</text:p>
          </table:table-cell>
          <table:table-cell office:value-type="float" office:value="-0.1736145" calcext:value-type="float">
            <text:p>-0.17361</text:p>
          </table:table-cell>
          <table:table-cell office:value-type="float" office:value="-0.05847702" calcext:value-type="float">
            <text:p>-0.05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:</text:p>
          </table:table-cell>
          <table:table-cell office:value-type="float" office:value="-0.3191051" calcext:value-type="float">
            <text:p>-0.31911</text:p>
          </table:table-cell>
          <table:table-cell office:value-type="float" office:value="-0.01005085" calcext:value-type="float">
            <text:p>-0.01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estgc:</text:p>
          </table:table-cell>
          <table:table-cell office:value-type="float" office:value="-0.2964852" calcext:value-type="float">
            <text:p>-0.29649</text:p>
          </table:table-cell>
          <table:table-cell office:value-type="float" office:value="-0.00999094" calcext:value-type="float">
            <text:p>-0.00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:</text:p>
          </table:table-cell>
          <table:table-cell office:value-type="float" office:value="-0.2367003" calcext:value-type="float">
            <text:p>-0.23670</text:p>
          </table:table-cell>
          <table:table-cell office:value-type="float" office:value="-0.0459025" calcext:value-type="float">
            <text:p>-0.045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estgc:</text:p>
          </table:table-cell>
          <table:table-cell office:value-type="float" office:value="-0.2199177" calcext:value-type="float">
            <text:p>-0.21992</text:p>
          </table:table-cell>
          <table:table-cell office:value-type="float" office:value="-0.0431566" calcext:value-type="float">
            <text:p>-0.04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o:</text:p>
          </table:table-cell>
          <table:table-cell office:value-type="float" office:value="-3.366767" calcext:value-type="float">
            <text:p>-3.36677</text:p>
          </table:table-cell>
          <table:table-cell office:value-type="float" office:value="-0.002415145" calcext:value-type="float">
            <text:p>-0.00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:</text:p>
          </table:table-cell>
          <table:table-cell office:value-type="float" office:value="-0.3167268" calcext:value-type="float">
            <text:p>-0.31673</text:p>
          </table:table-cell>
          <table:table-cell office:value-type="float" office:value="-0.02436087" calcext:value-type="float">
            <text:p>-0.02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c:</text:p>
          </table:table-cell>
          <table:table-cell office:value-type="float" office:value="-0.3127652" calcext:value-type="float">
            <text:p>-0.31277</text:p>
          </table:table-cell>
          <table:table-cell office:value-type="float" office:value="-0.02405572" calcext:value-type="float">
            <text:p>-0.024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2:31:14.955528174</dc:date>
    <dc:creator>Phlippie Bosman</dc:creator>
    <meta:document-statistic meta:table-count="1" meta:cell-count="565" meta:object-count="0"/>
    <meta:generator>LibreOffice/4.1.3.2$Linux_X86_64 LibreOffice_project/410m0$Build-2</meta:generator>
  </office:meta>
</office:document-meta>
</file>